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15.224cm"/>
    </style:style>
    <style:style style:name="co1" style:family="table-column">
      <style:table-column-properties style:column-width="1.199cm" style:use-optimal-column-width="false"/>
    </style:style>
    <style:style style:name="co2" style:family="table-column">
      <style:table-column-properties style:column-width="1.205cm" style:use-optimal-column-width="false"/>
    </style:style>
    <style:style style:name="co3" style:family="table-column">
      <style:table-column-properties style:column-width="1.204cm" style:use-optimal-column-width="false"/>
    </style:style>
    <style:style style:name="co4" style:family="table-column">
      <style:table-column-properties style:column-width="4.699cm" style:use-optimal-column-width="false"/>
    </style:style>
    <style:style style:name="co5" style:family="table-column">
      <style:table-column-properties style:column-width="4.701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0.999cm"/>
    </style:style>
    <style:style style:name="ro3" style:family="table-row">
      <style:table-row-properties style:row-height="1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4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8cm" fo:margin-bottom="0.8cm" fo:text-align="start" fo:text-indent="0cm"/>
    </style:style>
    <style:style style:name="P3" style:family="paragraph">
      <style:paragraph-properties fo:margin-left="0cm" fo:margin-right="0cm" fo:margin-top="1.1cm" fo:margin-bottom="1.1cm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8cm" fo:margin-bottom="0.8cm" fo:text-indent="0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6cm" fo:margin-bottom="0.6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1" style:family="paragraph">
      <style:paragraph-properties fo:margin-left="0cm" fo:margin-right="0cm" fo:margin-top="1.1cm" fo:margin-bottom="1.1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8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5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Exporter: Klassifizierungen in Rohdaten </text:span></text:p>
              </text:list-item>
              <text:list-item>
                <text:p text:style-name="P2"><text:span text:style-name="T1">Datensatz labeln</text:span></text:p>
              </text:list-item>
              <text:list-item>
                <text:p text:style-name="P3"><text:span text:style-name="T1">Confusion matrix und Accuracy Rate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Exporter: Klassifizierungen in Rohdaten </text:span></text:p>
              </text:list-header>
            </text:list>
          </draw:text-box>
        </draw:frame>
        <draw:frame presentation:style-name="pr5" draw:text-style-name="P10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Verbesserungen?</text:span></text:p>
              </text:list-item>
              <text:list-item>
                <text:p text:style-name="P9"><text:span text:style-name="T5">Plotts?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Labeln der Daten</text:span></text:p>
              </text:list-header>
            </text:list>
          </draw:text-box>
        </draw:frame>
        <draw:frame presentation:style-name="pr5" draw:text-style-name="P10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4 Klassen: Normalverlauf, Bolus zu klein, Korrekturbolus, Restklasse</text:span></text:p>
              </text:list-item>
              <text:list-item>
                <text:p text:style-name="P9"><text:span text:style-name="T5">Ohne Nacht, mit Nacht</text:span></text:p>
              </text:list-item>
              <text:list-item>
                <text:p text:style-name="P9"><text:span text:style-name="T5">~ 490 Zeitreihen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4">Confusion matrix </text:span></text:p>
          </draw:text-box>
        </draw:frame>
        <draw:frame draw:style-name="standard" draw:layer="layout" svg:width="6cm" svg:height="5.002cm" svg:x="2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1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99cm" svg:height="4.999cm" svg:x="10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cm" svg:height="5cm" svg:x="18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cm" svg:height="5cm" svg:x="6cm" svg:y="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cm" svg:height="5cm" svg:x="14cm" svg:y="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4">Accuracy Rate</text:span></text:p>
          </draw:text-box>
        </draw:frame>
        <draw:frame draw:style-name="standard" draw:layer="layout" svg:width="18.799cm" svg:height="11.998cm" svg:x="4.403cm" svg:y="4.52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4" table:default-cell-style-name="ce1">
              <table:table-cell/>
              <table:table-cell>
                <text:p text:style-name="P12">Without Night</text:p>
              </table:table-cell>
              <table:table-cell>
                <text:p text:style-name="P12">With Night</text:p>
              </table:table-cell>
              <table:table-cell>
                <text:p text:style-name="P12">Training with labeled set</text:p>
              </table:table-cell>
            </table:table-row>
            <table:table-row table:style-name="ro4" table:default-cell-style-name="ce1">
              <table:table-cell>
                <text:p text:style-name="P12">VBDTW</text:p>
              </table:table-cell>
              <table:table-cell>
                <text:p text:style-name="P12">0.602 </text:p>
              </table:table-cell>
              <table:table-cell>
                <text:p text:style-name="P12">0.609</text:p>
              </table:table-cell>
              <table:table-cell>
                <text:p text:style-name="P12">0.527</text:p>
              </table:table-cell>
            </table:table-row>
            <table:table-row table:style-name="ro4" table:default-cell-style-name="ce1">
              <table:table-cell>
                <text:p text:style-name="P12">DDTW</text:p>
              </table:table-cell>
              <table:table-cell>
                <text:p text:style-name="P12">0.453</text:p>
              </table:table-cell>
              <table:table-cell>
                <text:p text:style-name="P12">0.475</text:p>
              </table:table-cell>
              <table:table-cell>
                <text:p text:style-name="P12">-</text:p>
              </table:table-cell>
            </table:table-row>
            <table:table-row table:style-name="ro4" table:default-cell-style-name="ce1">
              <table:table-cell>
                <text:p text:style-name="P12">FBDTW</text:p>
              </table:table-cell>
              <table:table-cell>
                <text:p text:style-name="P12">0.552</text:p>
              </table:table-cell>
              <table:table-cell>
                <text:p text:style-name="P12">0.564</text:p>
              </table:table-cell>
              <table:table-cell>
                <text:p text:style-name="P12">-</text:p>
              </table:table-cell>
            </table:table-row>
            <table:table-row table:style-name="ro4" table:default-cell-style-name="ce1">
              <table:table-cell>
                <text:p text:style-name="P12">AFBDTW</text:p>
              </table:table-cell>
              <table:table-cell>
                <text:p text:style-name="P12">0.560</text:p>
              </table:table-cell>
              <table:table-cell>
                <text:p text:style-name="P12">0.57</text:p>
              </table:table-cell>
              <table:table-cell>
                <text:p text:style-name="P12">-</text:p>
              </table:table-cell>
            </table:table-row>
            <table:table-row table:style-name="ro5" table:default-cell-style-name="ce1">
              <table:table-cell>
                <text:p text:style-name="P12">CNN</text:p>
              </table:table-cell>
              <table:table-cell>
                <text:p text:style-name="P12">0.560</text:p>
              </table:table-cell>
              <table:table-cell>
                <text:p text:style-name="P12">0.553</text:p>
              </table:table-cell>
              <table:table-cell>
                <text:p text:style-name="P12">0.644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CNN mit Bolus info</text:span></text:p>
              </text:list-header>
            </text:list>
          </draw:text-box>
        </draw:frame>
        <draw:frame presentation:style-name="pr5" draw:text-style-name="P13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Momentan: Univariate Zeitreihen</text:span></text:p>
              </text:list-item>
              <text:list-item>
                <text:p text:style-name="P9"><text:span text:style-name="T5">Multivariate Zeitreihen: Multi-Channels DNN (Grundlage der Netzarchitektur anders)</text:span></text:p>
              </text:list-item>
              <text:list-item>
                <text:p text:style-name="P9"><text:span text:style-name="T5">Unser Fall: Zwei Channel, CGM-Werte, Bolus Werte</text:span></text:p>
              </text:list-item>
              <text:list-item>
                <text:p text:style-name="P9"><text:span text:style-name="T5"/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4-23T17:21:19.972122896</dc:date>
    <meta:editing-duration>PT7H39M26S</meta:editing-duration>
    <meta:editing-cycles>16</meta:editing-cycles>
    <meta:generator>LibreOffice/5.1.6.2$Linux_X86_64 LibreOffice_project/10m0$Build-2</meta:generator>
    <meta:document-statistic meta:object-count="52"/>
  </office:meta>
</office:document-meta>
</file>